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aunchCommands" style:family="table">
      <style:table-properties style:width="16.999cm" table:align="margins"/>
    </style:style>
    <style:style style:name="LaunchCommands.A" style:family="table-column">
      <style:table-column-properties style:column-width="8.5cm" style:rel-column-width="32767*"/>
    </style:style>
    <style:style style:name="LaunchCommand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aunchCommands.B1" style:family="table-cell">
      <style:table-cell-properties fo:padding="0.097cm" fo:border="0.002cm solid #000000"/>
    </style:style>
    <style:style style:name="LaunchCommands.A2" style:family="table-cell">
      <style:table-cell-properties fo:padding="0.097cm" fo:border-left="0.002cm solid #000000" fo:border-right="none" fo:border-top="none" fo:border-bottom="0.002cm solid #000000"/>
    </style:style>
    <style:style style:name="LaunchCommand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1">
      <style:text-properties fo:language="en" fo:country="US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color="#000000" fo:language="en" fo:country="US"/>
    </style:style>
    <style:style style:name="P5" style:family="paragraph" style:parent-style-name="Standard" style:list-style-name="L1">
      <style:paragraph-properties fo:text-align="center" style:justify-single-word="false"/>
      <style:text-properties fo:color="#000000" fo:language="en" fo:country="US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language="en" fo:country="US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/>
    </style:style>
    <style:style style:name="P10" style:family="paragraph" style:parent-style-name="Table_20_Contents" style:list-style-name="L1">
      <style:text-properties fo:color="#000000"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3" style:family="text">
      <style:text-properties fo:color="#ff0000"/>
    </style:style>
    <style:style style:name="T4" style:family="text">
      <style:text-properties fo:color="#b80047" fo:language="en" fo:country="U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list xml:id="list35370613" text:style-name="L1">
        <text:list-item>
          <text:p text:style-name="P2">Install Palm SDK. (novacom service)</text:p>
        </text:list-item>
        <text:list-item>
          <text:p text:style-name="P2">Enable developer mode on Palm Pre.</text:p>
          <text:p text:style-name="P3"><text:span text:style-name="T1">Type “</text:span><text:span text:style-name="T2">upupdowndownleftrightleftrightbastart</text:span><text:span text:style-name="T1">” on your device and enable the development mode.</text:span></text:p>
        </text:list-item>
        <text:list-item>
          <text:p text:style-name="P2">Connect the device using USB. </text:p>
          <text:p text:style-name="P2">[!!! IMPORTANT !!!] Select option “<text:span text:style-name="T3">Just charge</text:span>”</text:p>
          <text:p text:style-name="P2">If you choose the other option, some files may be not acquired as the device hides them.</text:p>
        </text:list-item>
        <text:list-item>
          <text:p text:style-name="P2">Launch the test application. </text:p>
        </text:list-item>
      </text:list>
      <text:p text:style-name="P7"><text:span text:style-name="T3">java -jar &lt;Allpication name&gt;</text:span></text:p>
      <text:p text:style-name="P7"><text:span text:style-name="T3"/></text:p>
      <table:table table:name="LaunchCommands" table:style-name="LaunchCommands">
        <table:table-column table:style-name="LaunchCommands.A" table:number-columns-repeated="2"/>
        <table:table-row>
          <table:table-cell table:style-name="LaunchCommands.A1" office:value-type="string">
            <text:p text:style-name="P9">Application purpose.</text:p>
          </table:table-cell>
          <table:table-cell table:style-name="LaunchCommands.B1" office:value-type="string">
            <text:list xml:id="list37129692" text:continue-numbering="true" text:style-name="L1">
              <text:list-header>
                <text:p text:style-name="P5">Application name.</text:p>
              </text:list-header>
            </text:list>
          </table:table-cell>
        </table:table-row>
        <table:table-row>
          <table:table-cell table:style-name="LaunchCommands.A2" office:value-type="string">
            <text:p text:style-name="P8">Data Sync console</text:p>
          </table:table-cell>
          <table:table-cell table:style-name="LaunchCommands.B2" office:value-type="string">
            <text:list xml:id="list37115223" text:continue-numbering="true" text:style-name="L1">
              <text:list-header>
                <text:p text:style-name="P4">data_sync_console.jar</text:p>
              </text:list-header>
            </text:list>
          </table:table-cell>
        </table:table-row>
        <table:table-row>
          <table:table-cell table:style-name="LaunchCommands.A2" office:value-type="string">
            <text:p text:style-name="P8">Data Sync GUI Frontend</text:p>
          </table:table-cell>
          <table:table-cell table:style-name="LaunchCommands.B2" office:value-type="string">
            <text:list xml:id="list37133309" text:continue-numbering="true" text:style-name="L1">
              <text:list-header>
                <text:p text:style-name="P4">data_sync.jar</text:p>
              </text:list-header>
            </text:list>
          </table:table-cell>
        </table:table-row>
        <table:table-row>
          <table:table-cell table:style-name="LaunchCommands.A2" office:value-type="string">
            <text:p text:style-name="P8">Unit tests (do not require Palm device. Require “dumps” directory beside the file)</text:p>
          </table:table-cell>
          <table:table-cell table:style-name="LaunchCommands.B2" office:value-type="string">
            <text:list xml:id="list37117369" text:continue-numbering="true" text:style-name="L1">
              <text:list-header>
                <text:p text:style-name="P4">test.jar</text:p>
              </text:list-header>
            </text:list>
          </table:table-cell>
        </table:table-row>
        <table:table-row>
          <table:table-cell table:style-name="LaunchCommands.A2" office:value-type="string">
            <text:p text:style-name="P8">Quick test of the connection and acquisition ability.</text:p>
          </table:table-cell>
          <table:table-cell table:style-name="LaunchCommands.B2" office:value-type="string">
            <text:list xml:id="list37146799" text:continue-numbering="true" text:style-name="L1">
              <text:list-header>
                <text:p text:style-name="P10">novacom_test.jar</text:p>
              </text:list-header>
            </text:list>
          </table:table-cell>
        </table:table-row>
        <table:table-row>
          <table:table-cell table:style-name="LaunchCommands.A2" office:value-type="string">
            <text:p text:style-name="P8">FileSystem acquisition console (<text:span text:style-name="T3">Unstable</text:span>. May hang during acquisition. Research of the blacklist is needed).</text:p>
          </table:table-cell>
          <table:table-cell table:style-name="LaunchCommands.B2" office:value-type="string">
            <text:list xml:id="list37135293" text:continue-numbering="true" text:style-name="L1">
              <text:list-header>
                <text:p text:style-name="P10">palm_sync.jar</text:p>
              </text:list-header>
            </text:list>
          </table:table-cell>
        </table:table-row>
      </table:table>
      <text:p text:style-name="P1"/>
      <text:p text:style-name="P1"/>
      <text:p text:style-name="P1"/>
      <text:p text:style-name="P6">Из-за особенностей <text:span text:style-name="T4">novacom service</text:span><text:span text:style-name="T1"> </text:span>и библиотеки <text:span text:style-name="T4">novacom.jar</text:span><text:span text:style-name="T1"> </text:span>в данной реализации не вычитываются файлы\директории, содержащие пробел в своём имени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4T15:26:24.51</meta:creation-date>
    <dc:date>2009-09-04T17:02:34.90</dc:date>
    <meta:editing-duration>PT01H36M05S</meta:editing-duration>
    <meta:editing-cycles>28</meta:editing-cycles>
    <meta:generator>OpenOffice.org/3.0$Win32 OpenOffice.org_project/300m15$Build-9379</meta:generator>
    <meta:document-statistic meta:table-count="1" meta:image-count="0" meta:object-count="0" meta:page-count="1" meta:paragraph-count="21" meta:word-count="134" meta:character-count="927"/>
    <meta:user-defined meta:name="Поле 1"/>
    <meta:user-defined meta:name="Поле 2"/>
    <meta:user-defined meta:name="Поле 3"/>
    <meta:user-defined meta:name="Поле 4"/>
  </office:meta>
</office:document-meta>
</file>